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1000002C2F8DBFA2A.png" manifest:media-type="image/png"/>
  <manifest:file-entry manifest:full-path="Pictures/1000000100000098000000C499CC2244.png" manifest:media-type="image/png"/>
  <manifest:file-entry manifest:full-path="Pictures/10000001000001D500000179DCFA127E.png" manifest:media-type="image/png"/>
  <manifest:file-entry manifest:full-path="Pictures/10000001000001B8000000591054145C.png" manifest:media-type="image/png"/>
  <manifest:file-entry manifest:full-path="Pictures/10000001000002F40000004CBA54482A.png" manifest:media-type="image/png"/>
  <manifest:file-entry manifest:full-path="Pictures/100000010000015E00000095DC891C89.png" manifest:media-type="image/png"/>
  <manifest:file-entry manifest:full-path="Pictures/100000010000029B0000004B73B72A76.png" manifest:media-type="image/png"/>
  <manifest:file-entry manifest:full-path="Pictures/10000001000001FB000001357FF3013A.png" manifest:media-type="image/png"/>
  <manifest:file-entry manifest:full-path="Pictures/100000010000009800000050CE462DE9.png" manifest:media-type="image/png"/>
  <manifest:file-entry manifest:full-path="Pictures/10000001000001C4000000D69B1B2ADE.png" manifest:media-type="image/png"/>
  <manifest:file-entry manifest:full-path="Pictures/10000001000001C600000127192FF1E9.png" manifest:media-type="image/png"/>
  <manifest:file-entry manifest:full-path="Pictures/100000010000009F00000112434BDCF0.png" manifest:media-type="image/png"/>
  <manifest:file-entry manifest:full-path="Pictures/10000001000000DF0000010EFFFB88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1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2cm" svg:height="13.97cm" svg:x="5.452cm" svg:y="0.365cm">
          <draw:image xlink:href="Pictures/10000001000001D1000002C2F8DBFA2A.png" xlink:type="simple" xlink:show="embed" xlink:actuate="onLoad" draw:mime-type="image/png">
            <text:p/>
          </draw:image>
        </draw:frame>
        <draw:frame draw:style-name="gr2" draw:text-style-name="P2" draw:layer="layout" svg:width="2.857cm" svg:height="0.962cm" svg:x="8.938cm" svg:y="14.643cm">
          <draw:text-box>
            <text:p>Query 1</text:p>
          </draw:text-box>
        </draw:frame>
        <draw:frame draw:style-name="gr1" draw:text-style-name="P1" draw:layer="layout" svg:width="11.642cm" svg:height="2.354cm" svg:x="4.175cm" svg:y="16.875cm">
          <draw:image xlink:href="Pictures/10000001000001B8000000591054145C.png" xlink:type="simple" xlink:show="embed" xlink:actuate="onLoad" draw:mime-type="image/png">
            <text:p/>
          </draw:image>
        </draw:frame>
        <draw:frame draw:style-name="gr2" draw:text-style-name="P2" draw:layer="layout" svg:width="2.857cm" svg:height="0.962cm" svg:x="8.937cm" svg:y="19.723cm">
          <draw:text-box>
            <text:p>Query 2</text:p>
          </draw:text-box>
        </draw:frame>
        <draw:frame draw:style-name="gr1" draw:text-style-name="P1" draw:layer="layout" svg:width="18.999cm" svg:height="1.908cm" svg:x="1.001cm" svg:y="21.002cm">
          <draw:image xlink:href="Pictures/10000001000002F40000004CBA54482A.png" xlink:type="simple" xlink:show="embed" xlink:actuate="onLoad" draw:mime-type="image/png">
            <text:p/>
          </draw:image>
        </draw:frame>
        <draw:frame draw:style-name="gr2" draw:text-style-name="P2" draw:layer="layout" svg:width="2.857cm" svg:height="0.962cm" svg:x="8.937cm" svg:y="22.907cm">
          <draw:text-box>
            <text:p>Query 3</text:p>
          </draw:text-box>
        </draw:frame>
        <draw:frame draw:style-name="gr1" draw:text-style-name="P1" draw:layer="layout" svg:width="17.649cm" svg:height="1.983cm" svg:x="2.083cm" svg:y="24.812cm">
          <draw:image xlink:href="Pictures/100000010000029B0000004B73B72A76.png" xlink:type="simple" xlink:show="embed" xlink:actuate="onLoad" draw:mime-type="image/png">
            <text:p/>
          </draw:image>
        </draw:frame>
        <draw:frame draw:style-name="gr2" draw:text-style-name="P2" draw:layer="layout" svg:width="2.857cm" svg:height="0.962cm" svg:x="8.938cm" svg:y="27.035cm">
          <draw:text-box>
            <text:p>Query 4</text:p>
          </draw:text-box>
        </draw:frame>
      </draw:page>
      <draw:page draw:name="page2" draw:style-name="dp1" draw:master-page-name="Default">
        <draw:frame draw:style-name="gr1" draw:text-style-name="P1" draw:layer="layout" svg:width="12.409cm" svg:height="9.975cm" svg:x="4.492cm" svg:y="0.232cm">
          <draw:image xlink:href="Pictures/10000001000001D500000179DCFA127E.png" xlink:type="simple" xlink:show="embed" xlink:actuate="onLoad" draw:mime-type="image/png">
            <text:p/>
          </draw:image>
        </draw:frame>
        <draw:frame draw:style-name="gr2" draw:text-style-name="P2" draw:layer="layout" svg:width="2.857cm" svg:height="0.962cm" svg:x="8.937cm" svg:y="10.833cm">
          <draw:text-box>
            <text:p>Query 5</text:p>
          </draw:text-box>
        </draw:frame>
        <draw:frame draw:style-name="gr1" draw:text-style-name="P1" draw:layer="layout" svg:width="13.415cm" svg:height="8.175cm" svg:x="4.095cm" svg:y="12.51cm">
          <draw:image xlink:href="Pictures/10000001000001FB000001357FF3013A.png" xlink:type="simple" xlink:show="embed" xlink:actuate="onLoad" draw:mime-type="image/png">
            <text:p/>
          </draw:image>
        </draw:frame>
        <draw:frame draw:style-name="gr2" draw:text-style-name="P2" draw:layer="layout" svg:width="2.857cm" svg:height="0.962cm" svg:x="8.938cm" svg:y="21.133cm">
          <draw:text-box>
            <text:p>Query 6</text:p>
          </draw:text-box>
        </draw:frame>
        <draw:frame draw:style-name="gr1" draw:text-style-name="P1" draw:layer="layout" svg:width="9.26cm" svg:height="3.941cm" svg:x="6.027cm" svg:y="22.776cm">
          <draw:image xlink:href="Pictures/100000010000015E00000095DC891C89.png" xlink:type="simple" xlink:show="embed" xlink:actuate="onLoad" draw:mime-type="image/png">
            <text:p/>
          </draw:image>
        </draw:frame>
        <draw:frame draw:style-name="gr2" draw:text-style-name="P2" draw:layer="layout" svg:width="2.857cm" svg:height="0.962cm" svg:x="8.939cm" svg:y="26.833cm">
          <draw:text-box>
            <text:p>Query 7</text:p>
          </draw:text-box>
        </draw:frame>
      </draw:page>
      <draw:page draw:name="page3" draw:style-name="dp1" draw:master-page-name="Default">
        <draw:frame draw:style-name="gr1" draw:text-style-name="P1" draw:layer="layout" svg:width="4.021cm" svg:height="5.185cm" svg:x="8.302cm" svg:y="0.365cm">
          <draw:image xlink:href="Pictures/1000000100000098000000C499CC2244.png" xlink:type="simple" xlink:show="embed" xlink:actuate="onLoad" draw:mime-type="image/png">
            <text:p/>
          </draw:image>
        </draw:frame>
        <draw:frame draw:style-name="gr2" draw:text-style-name="P2" draw:layer="layout" svg:width="2.857cm" svg:height="0.962cm" svg:x="8.937cm" svg:y="5.762cm">
          <draw:text-box>
            <text:p>Query 8</text:p>
          </draw:text-box>
        </draw:frame>
        <draw:frame draw:style-name="gr1" draw:text-style-name="P1" draw:layer="layout" svg:width="4.021cm" svg:height="2.115cm" svg:x="8.302cm" svg:y="7.457cm">
          <draw:image xlink:href="Pictures/100000010000009800000050CE462DE9.png" xlink:type="simple" xlink:show="embed" xlink:actuate="onLoad" draw:mime-type="image/png">
            <text:p/>
          </draw:image>
        </draw:frame>
        <draw:frame draw:style-name="gr2" draw:text-style-name="P2" draw:layer="layout" svg:width="2.857cm" svg:height="0.962cm" svg:x="8.938cm" svg:y="9.562cm">
          <draw:text-box>
            <text:p>Query 9</text:p>
          </draw:text-box>
        </draw:frame>
        <draw:frame draw:style-name="gr1" draw:text-style-name="P1" draw:layer="layout" svg:width="11.959cm" svg:height="5.661cm" svg:x="4.916cm" svg:y="10.842cm">
          <draw:image xlink:href="Pictures/10000001000001C4000000D69B1B2ADE.png" xlink:type="simple" xlink:show="embed" xlink:actuate="onLoad" draw:mime-type="image/png">
            <text:p/>
          </draw:image>
        </draw:frame>
        <draw:frame draw:style-name="gr3" draw:text-style-name="P2" draw:layer="layout" svg:width="3.173cm" svg:height="1.065cm" svg:x="8.939cm" svg:y="16.762cm">
          <draw:text-box>
            <text:p>Query 10</text:p>
          </draw:text-box>
        </draw:frame>
        <draw:frame draw:style-name="gr1" draw:text-style-name="P1" draw:layer="layout" svg:width="12.012cm" svg:height="7.805cm" svg:x="4.863cm" svg:y="18.462cm">
          <draw:image xlink:href="Pictures/10000001000001C600000127192FF1E9.png" xlink:type="simple" xlink:show="embed" xlink:actuate="onLoad" draw:mime-type="image/png">
            <text:p/>
          </draw:image>
        </draw:frame>
        <draw:frame draw:style-name="gr3" draw:text-style-name="P2" draw:layer="layout" svg:width="3.173cm" svg:height="1.065cm" svg:x="9.04cm" svg:y="26.663cm">
          <draw:text-box>
            <text:p>Query 11</text:p>
          </draw:text-box>
        </draw:frame>
      </draw:page>
      <draw:page draw:name="page4" draw:style-name="dp1" draw:master-page-name="Default">
        <draw:frame draw:style-name="gr1" draw:text-style-name="P1" draw:layer="layout" svg:width="5.895cm" svg:height="10.16cm" svg:x="7.805cm" svg:y="0.365cm">
          <draw:image xlink:href="Pictures/100000010000009F00000112434BDCF0.png" xlink:type="simple" xlink:show="embed" xlink:actuate="onLoad" draw:mime-type="image/png">
            <text:p/>
          </draw:image>
        </draw:frame>
        <draw:frame draw:style-name="gr3" draw:text-style-name="P2" draw:layer="layout" svg:width="3.173cm" svg:height="1.065cm" svg:x="8.939cm" svg:y="10.73cm">
          <draw:text-box>
            <text:p>Query 12</text:p>
          </draw:text-box>
        </draw:frame>
        <draw:frame draw:style-name="gr1" draw:text-style-name="P1" draw:layer="layout" svg:width="9.833cm" svg:height="11.905cm" svg:x="6.08cm" svg:y="13.7cm">
          <draw:image xlink:href="Pictures/10000001000000DF0000010EFFFB88D5.png" xlink:type="simple" xlink:show="embed" xlink:actuate="onLoad" draw:mime-type="image/png">
            <text:p/>
          </draw:image>
        </draw:frame>
        <draw:frame draw:style-name="gr3" draw:text-style-name="P2" draw:layer="layout" svg:width="3.173cm" svg:height="1.065cm" svg:x="8.94cm" svg:y="25.331cm">
          <draw:text-box>
            <text:p>Query 1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8T17:30:53.567000000</meta:creation-date>
    <meta:generator>LibreOffice/24.8.2.1$Windows_X86_64 LibreOffice_project/0f794b6e29741098670a3b95d60478a65d05ef13</meta:generator>
    <meta:print-date>2024-10-08T17:42:03.601000000</meta:print-date>
    <dc:date>2024-10-08T17:50:18.350000000</dc:date>
    <meta:editing-duration>PT5M57S</meta:editing-duration>
    <meta:editing-cycles>1</meta:editing-cycles>
    <meta:document-statistic meta:object-count="26"/>
  </office:meta>
</office:document-meta>
</file>